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46.65mm"/>
    </style:style>
    <style:style style:name="co7" style:family="table-column">
      <style:table-column-properties fo:break-before="auto" style:column-width="170.29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171.38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18.33mm"/>
    </style:style>
    <style:style style:name="co15" style:family="table-column">
      <style:table-column-properties fo:break-before="auto" style:column-width="19.95mm"/>
    </style:style>
    <style:style style:name="co16" style:family="table-column">
      <style:table-column-properties fo:break-before="auto" style:column-width="45.83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rich0000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table:style-name="Default" office:value-type="string" calcext:value-type="string">
            <text:p>GVK: ppn</text:p>
          </table:table-cell>
          <table:table-cell table:style-name="Default" office:value-type="string" calcext:value-type="string">
            <text:p>GVK: DDC</text:p>
          </table:table-cell>
          <table:table-cell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</table:table-row>
        <table:table-row table:style-name="ro1">
          <table:table-cell office:value-type="string" calcext:value-type="string">
            <text:p>336626|</text:p>
          </table:table-cell>
          <table:table-cell office:value-type="string" calcext:value-type="string">
            <text:p>9783898366984|</text:p>
          </table:table-cell>
          <table:table-cell/>
          <table:table-cell office:value-type="string" calcext:value-type="string">
            <text:p>Koeln</text:p>
          </table:table-cell>
          <table:table-cell office:value-type="string" calcext:value-type="string">
            <text:p>Komet-Verl.</text:p>
          </table:table-cell>
          <table:table-cell office:value-type="string" calcext:value-type="string">
            <text:p>Chown, Marcus</text:p>
          </table:table-cell>
          <table:table-cell office:value-type="string" calcext:value-type="string">
            <text:p>Das Universum nebenan : Revolutionaere Ideen in der Astrophysi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hown Das Universum nebenan 200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47244851" calcext:value-type="float">
            <text:p>547244851</text:p>
          </table:table-cell>
          <table:table-cell table:number-columns-repeated="7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36671|</text:p>
          </table:table-cell>
          <table:table-cell office:value-type="string" calcext:value-type="string">
            <text:p>3980754006|</text:p>
          </table:table-cell>
          <table:table-cell/>
          <table:table-cell office:value-type="string" calcext:value-type="string">
            <text:p>Erlangen</text:p>
          </table:table-cell>
          <table:table-cell office:value-type="string" calcext:value-type="string">
            <text:p>Oculum-Verl.</text:p>
          </table:table-cell>
          <table:table-cell office:value-type="string" calcext:value-type="string">
            <text:p>Stoyan, Ronald</text:p>
          </table:table-cell>
          <table:table-cell office:value-type="string" calcext:value-type="string">
            <text:p>Deep Sky Reisefuehrer : Nebel, Sternhaufen und Galaxien mit eigenen Augen entdecke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yan Deep Sky Reisefuehrer 20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36734|</text:p>
          </table:table-cell>
          <table:table-cell office:value-type="string" calcext:value-type="string">
            <text:p>3335003969|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Barth</text:p>
          </table:table-cell>
          <table:table-cell office:value-type="string" calcext:value-type="string">
            <text:p>Liebscher, Dierck-Ekkehard</text:p>
          </table:table-cell>
          <table:table-cell office:value-type="string" calcext:value-type="string">
            <text:p>Kosmologie : Einfuehrung fuer Studierende der Astronomie, Physik und Mathemati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Liebscher Kosmologie 199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ce1" office:value-type="string" calcext:value-type="string">
            <text:p><text:a xlink:href="http://d-nb.info/941902927" xlink:type="simple">941902927</text:a> 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36894|</text:p>
          </table:table-cell>
          <table:table-cell office:value-type="string" calcext:value-type="string">
            <text:p>3411155712|</text:p>
          </table:table-cell>
          <table:table-cell/>
          <table:table-cell office:value-type="string" calcext:value-type="string">
            <text:p>Mannheim</text:p>
          </table:table-cell>
          <table:table-cell office:value-type="string" calcext:value-type="string">
            <text:p>Bibliograph. Inst.</text:p>
          </table:table-cell>
          <table:table-cell office:value-type="string" calcext:value-type="string">
            <text:p>Wischnewski, Erik</text:p>
          </table:table-cell>
          <table:table-cell office:value-type="string" calcext:value-type="string">
            <text:p>Astronomie fuer die Praxis : Bd. 2: Einfuehrung in die Theori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Wischnewski Astronomie fuer die Praxis 199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4415180" calcext:value-type="float">
            <text:p>124415180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<text:a xlink:href="http://d-nb.info/921225083" xlink:type="simple">921225083</text:a> 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36969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Aufbau-Verl.</text:p>
          </table:table-cell>
          <table:table-cell office:value-type="string" calcext:value-type="string">
            <text:p>Wattenberg, Diedrich</text:p>
          </table:table-cell>
          <table:table-cell office:value-type="string" calcext:value-type="string">
            <text:p>Die Welt der Planeten : Aufbau, Physik und Geschichte des Sonnensystem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Wattenberg Die Welt der Planeten 195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79594583" calcext:value-type="float">
            <text:p>179594583</text:p>
          </table:table-cell>
          <table:table-cell table:number-columns-repeated="7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36992|</text:p>
          </table:table-cell>
          <table:table-cell office:value-type="string" calcext:value-type="string">
            <text:p>9782954267708|</text:p>
          </table:table-cell>
          <table:table-cell/>
          <table:table-cell office:value-type="string" calcext:value-type="string">
            <text:p>Duttlenheim</text:p>
          </table:table-cell>
          <table:table-cell office:value-type="string" calcext:value-type="string">
            <text:p>Venngeist</text:p>
          </table:table-cell>
          <table:table-cell office:value-type="string" calcext:value-type="string">
            <text:p>Heck, Andre</text:p>
          </table:table-cell>
          <table:table-cell office:value-type="string" calcext:value-type="string">
            <text:p>Organizations, people and strategies in astronomy. Vol. 1 :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eck Organizations people and strategies astronomy Vol 201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78824306" calcext:value-type="float">
            <text:p>778824306</text:p>
          </table:table-cell>
          <table:table-cell table:number-columns-repeated="7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38204|</text:p>
          </table:table-cell>
          <table:table-cell office:value-type="string" calcext:value-type="string">
            <text:p>0384140912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Johnson Reprint Corp</text:p>
          </table:table-cell>
          <table:table-cell office:value-type="string" calcext:value-type="string">
            <text:p>Pantaleo, M.</text:p>
          </table:table-cell>
          <table:table-cell office:value-type="string" calcext:value-type="string">
            <text:p>Relativity, quanta, and cosmology in the development of the scientific thought of Albert Einstein. (Vol.2.) : 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antaleo Relativity quanta and cosmology the development the scientific thought Albert Einstein Vol2 197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string" calcext:value-type="string">
            <text:p>BLL01008201102 </text:p>
          </table:table-cell>
          <table:table-cell table:style-name="ce1" office:value-type="string" calcext:value-type="string">
            <text:p><text:a xlink:href="http://explore.bl.uk/primo_library/libweb/action/search.do?vl(freeText0)=Dewey%3A+530.11&amp;vl(488279563UI0)=sub&amp;vl(1127128519UI1)=all_items&amp;fn=search&amp;tab=local_tab&amp;mode=Basic&amp;vid=BLVU1&amp;scp.scps=scope%3A(BLCONTENT)&amp;ct=lateralLinking" xlink:type="simple">530.11</text:a>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38291|</text:p>
          </table:table-cell>
          <table:table-cell office:value-type="string" calcext:value-type="string">
            <text:p>9789292219383|</text:p>
          </table:table-cell>
          <table:table-cell/>
          <table:table-cell office:value-type="string" calcext:value-type="string">
            <text:p>Noordwijk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Huber, M. C. E.</text:p>
          </table:table-cell>
          <table:table-cell office:value-type="string" calcext:value-type="string">
            <text:p>Observing photons in space : 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uber Observing photons space 20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38429|</text:p>
          </table:table-cell>
          <table:table-cell office:value-type="string" calcext:value-type="string">
            <text:p>3860250930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Kaler, James B.</text:p>
          </table:table-cell>
          <table:table-cell office:value-type="string" calcext:value-type="string">
            <text:p>Sterne : Die physikalische Welt der kosmischen Sonnen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Kaler Sterne 199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8258063" calcext:value-type="float">
            <text:p>128258063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<text:a xlink:href="http://d-nb.info/931193966" xlink:type="simple">931193966</text:a> 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38495|</text:p>
          </table:table-cell>
          <table:table-cell office:value-type="string" calcext:value-type="string">
            <text:p>3572047307|</text:p>
          </table:table-cell>
          <table:table-cell office:value-type="string" calcext:value-type="string">
            <text:p>Sonderausg.</text:p>
          </table:table-cell>
          <table:table-cell office:value-type="string" calcext:value-type="string">
            <text:p>Muenchen</text:p>
          </table:table-cell>
          <table:table-cell office:value-type="string" calcext:value-type="string">
            <text:p>Orbis-Verl.</text:p>
          </table:table-cell>
          <table:table-cell office:value-type="string" calcext:value-type="string">
            <text:p>Herrmann, Joachim</text:p>
          </table:table-cell>
          <table:table-cell office:value-type="string" calcext:value-type="string">
            <text:p>Astromonie : Grundlagen der Himmelskunde und Forschung heut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Herrmann Astromonie 198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38627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Harper &amp; Row</text:p>
          </table:table-cell>
          <table:table-cell office:value-type="string" calcext:value-type="string">
            <text:p>Hoyle, Fred</text:p>
          </table:table-cell>
          <table:table-cell office:value-type="string" calcext:value-type="string">
            <text:p>Galaxies nuclei and quasars : 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oyle Galaxies nuclei and quasars 1965</text:p>
          </table:table-cell>
          <table:table-cell table:style-name="ce1" office:value-type="string" calcext:value-type="string">
            <text:p><text:a xlink:href="https://lccn.loc.gov/65020996" xlink:type="simple">65020996</text:a> </text:p>
          </table:table-cell>
          <table:table-cell table:style-name="ce1" office:value-type="string" calcext:value-type="string">
            <text:p>523.01 </text:p>
          </table:table-cell>
          <table:table-cell office:value-type="float" office:value="561635595" calcext:value-type="float">
            <text:p>561635595</text:p>
          </table:table-cell>
          <table:table-cell office:value-type="string" calcext:value-type="string">
            <text:p><text:a xlink:href="https://gso.gbv.de/DB=2.1/SET=8/TTL=1/MAT=/NOMAT=T/CLK?IKT=8562&amp;TRM=523.01" xlink:type="simple">523.01</text:a> 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string" calcext:value-type="string">
            <text:p>BLL01009015520 </text:p>
          </table:table-cell>
          <table:table-cell table:style-name="ce1" office:value-type="string" calcext:value-type="string">
            <text:p><text:a xlink:href="http://explore.bl.uk/primo_library/libweb/action/search.do?vl(freeText0)=Dewey%3A+523.1&amp;vl(488279563UI0)=sub&amp;vl(1127128519UI1)=all_items&amp;fn=search&amp;tab=local_tab&amp;mode=Basic&amp;vid=BLVU1&amp;scp.scps=scope%3A(BLCONTENT)&amp;ct=lateralLinking" xlink:type="simple">523.1</text:a>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39181|</text:p>
          </table:table-cell>
          <table:table-cell office:value-type="string" calcext:value-type="string">
            <text:p>9783831263547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Komplett-Media</text:p>
          </table:table-cell>
          <table:table-cell office:value-type="string" calcext:value-type="string">
            <text:p>Vaas, Peter</text:p>
          </table:table-cell>
          <table:table-cell office:value-type="string" calcext:value-type="string">
            <text:p>Stephen Hawking korrigiert sein Modell vom Urknall : 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aas Stephen Hawking korrigiert sein Modell vom Urknall 200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39225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Interscience</text:p>
          </table:table-cell>
          <table:table-cell office:value-type="string" calcext:value-type="string">
            <text:p>Aller, Lawrence H.</text:p>
          </table:table-cell>
          <table:table-cell office:value-type="string" calcext:value-type="string">
            <text:p>The abundance of the elements : 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ller The abundance the elements 1961</text:p>
          </table:table-cell>
          <table:table-cell table:style-name="ce1" office:value-type="string" calcext:value-type="string">
            <text:p><text:a xlink:href="https://lccn.loc.gov/61013870" xlink:type="simple">61013870</text:a> </text:p>
          </table:table-cell>
          <table:table-cell table:style-name="ce1" office:value-type="string" calcext:value-type="string">
            <text:p>522.67 </text:p>
          </table:table-cell>
          <table:table-cell office:value-type="float" office:value="196762030" calcext:value-type="float">
            <text:p>196762030</text:p>
          </table:table-cell>
          <table:table-cell office:value-type="string" calcext:value-type="string">
            <text:p><text:a xlink:href="https://gso.gbv.de/DB=2.1/SET=9/TTL=1/MAT=/NOMAT=T/CLK?IKT=8562&amp;TRM=522.67" xlink:type="simple">522.67</text:a> 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BLL01005359864 </text:p>
          </table:table-cell>
          <table:table-cell table:style-name="ce1" office:value-type="string" calcext:value-type="string">
            <text:p><text:a xlink:href="http://explore.bl.uk/primo_library/libweb/action/search.do?vl(freeText0)=Dewey%3A+522.67&amp;vl(488279563UI0)=sub&amp;vl(1127128519UI1)=all_items&amp;fn=search&amp;tab=local_tab&amp;mode=Basic&amp;vid=BLVU1&amp;scp.scps=scope%3A(BLCONTENT)&amp;ct=lateralLinking" xlink:type="simple">522.67</text:a>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39305|</text:p>
          </table:table-cell>
          <table:table-cell office:value-type="string" calcext:value-type="string">
            <text:p>3981068963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Physikalische Prozesse, Neues aus dem Sonnensyste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esch Alpha Centauri 200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39341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Akademie-Verl.</text:p>
          </table:table-cell>
          <table:table-cell office:value-type="string" calcext:value-type="string">
            <text:p>Treder, Hans-Juergen</text:p>
          </table:table-cell>
          <table:table-cell office:value-type="string" calcext:value-type="string">
            <text:p>Elementare Kosmologie : Die Weltmodelle der klassischen und der relativistischen Gravitationstheori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Treder Elementare Kosmologie 1975</text:p>
          </table:table-cell>
          <table:table-cell table:style-name="ce1" office:value-type="float" office:value="76465354" calcext:value-type="float">
            <text:p>76465354</text:p>
          </table:table-cell>
          <table:table-cell office:value-type="string" calcext:value-type="string">
            <text:p>-</text:p>
          </table:table-cell>
          <table:table-cell office:value-type="float" office:value="39607844" calcext:value-type="float">
            <text:p>39607844</text:p>
          </table:table-cell>
          <table:table-cell table:number-columns-repeated="7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39556|</text:p>
          </table:table-cell>
          <table:table-cell office:value-type="string" calcext:value-type="string">
            <text:p>9783943702521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Wiss</text:p>
          </table:table-cell>
          <table:table-cell/>
          <table:table-cell office:value-type="string" calcext:value-type="string">
            <text:p>Kosmologie : Den Geheimnissen des Weltalls auf der Spu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smologie 201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40031|</text:p>
          </table:table-cell>
          <table:table-cell office:value-type="string" calcext:value-type="string">
            <text:p>3423330546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dtv</text:p>
          </table:table-cell>
          <table:table-cell office:value-type="string" calcext:value-type="string">
            <text:p>Hogan, Craig J.</text:p>
          </table:table-cell>
          <table:table-cell office:value-type="string" calcext:value-type="string">
            <text:p>Das kleine Buch vom Big Bang : Eine Kosmos-Fibe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ogan Das kleine Buch vom Big Bang 2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15114215" calcext:value-type="float">
            <text:p>315114215</text:p>
          </table:table-cell>
          <table:table-cell table:number-columns-repeated="7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40075|</text:p>
          </table:table-cell>
          <table:table-cell office:value-type="string" calcext:value-type="string">
            <text:p>3827404827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Silk, Joseph</text:p>
          </table:table-cell>
          <table:table-cell office:value-type="string" calcext:value-type="string">
            <text:p>Die Geschichte des Kosmos : Vom Urknall bis zum Universum der Zukunft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ilk Die Geschichte des Kosmos 19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54666337" calcext:value-type="float">
            <text:p>254666337</text:p>
          </table:table-cell>
          <table:table-cell table:number-columns-repeated="7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40364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MPG</text:p>
          </table:table-cell>
          <table:table-cell/>
          <table:table-cell office:value-type="string" calcext:value-type="string">
            <text:p>The MAGIC telescopes : Eyes for the extreme univers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he MAGIC telescopes 200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41193|</text:p>
          </table:table-cell>
          <table:table-cell office:value-type="string" calcext:value-type="string">
            <text:p>3426262673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Droemer Knaur</text:p>
          </table:table-cell>
          <table:table-cell office:value-type="string" calcext:value-type="string">
            <text:p>Overbye, Dennis</text:p>
          </table:table-cell>
          <table:table-cell office:value-type="string" calcext:value-type="string">
            <text:p>Das Echo des Urknalls : Kernfragen der modernen Kosmologi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Overbye Das Echo des Urknalls 199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8691724" calcext:value-type="float">
            <text:p>118691724</text:p>
          </table:table-cell>
          <table:table-cell table:number-columns-repeated="7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.00.0000</text:date>, <text:time style:data-style-name="N2" text:time-value="12:17:16.8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8-05-17T15:02:06.879000000</meta:creation-date>
    <meta:editing-duration>P0D</meta:editing-duration>
    <meta:editing-cycles>1</meta:editing-cycles>
    <meta:document-statistic meta:table-count="1" meta:cell-count="378" meta:object-count="0"/>
  </office:meta>
</office:document-meta>
</file>